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5600000300624D6731.png" manifest:media-type="image/png"/>
  <manifest:file-entry manifest:full-path="Pictures/1000020100000515000002E8479CFA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textarea-horizontal-align="justify" draw:textarea-vertical-align="middle" draw:auto-grow-height="false" fo:min-height="1.132cm" fo:min-width="2.826cm" fo:padding-top="0.175cm" fo:padding-bottom="0.175cm" fo:padding-left="0.3cm" fo:padding-right="0.3cm" fo:wrap-option="no-wrap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5.839cm" svg:x="0.99cm" svg:y="2.586cm">
          <draw:image xlink:href="Pictures/1000020100000515000002E8479CFA2A.png" xlink:type="simple" xlink:show="embed" xlink:actuate="onLoad">
            <text:p/>
          </draw:image>
        </draw:frame>
        <draw:polygon draw:style-name="gr2" draw:text-style-name="P1" draw:layer="layout" svg:width="3.758cm" svg:height="2.898cm" draw:transform="rotate (0.491833783212002) translate (8.13076325494999cm 9.94424249719943cm)" svg:viewBox="0 0 3759 2899" draw:points="258,88 3435,88 3759,2871 0,2899 305,0 394,47">
          <text:p/>
        </draw:polygon>
        <draw:polygon draw:style-name="gr3" draw:text-style-name="P1" draw:layer="layout" svg:width="2.635cm" svg:height="2.509cm" draw:transform="rotate (0.482583538176432) translate (14.9cm 6.6cm)" svg:viewBox="0 0 2636 2510" draw:points="0,0 2371,0 2636,2510 88,2417">
          <text:p/>
        </draw:polygon>
        <draw:polygon draw:style-name="gr3" draw:text-style-name="P1" draw:layer="layout" svg:width="3.351cm" svg:height="2.394cm" draw:transform="rotate (-2.61834294384189) translate (22.5000429164476cm 9.50007439342655cm)" svg:viewBox="0 0 3352 2395" draw:points="0,0 3002,0 3352,2395 933,2385 87,50">
          <text:p/>
        </draw:polygon>
        <draw:custom-shape draw:style-name="gr4" draw:text-style-name="P1" draw:layer="layout" svg:width="3.7cm" svg:height="1.6cm" svg:x="2.6cm" svg:y="5.3cm">
          <text:p text:style-name="P1">LED</text:p>
          <text:p text:style-name="P1">Driver</text:p>
          <draw:enhanced-geometry svg:viewBox="0 0 21600 21600" draw:text-areas="800 800 20800 20800" draw:type="round-rectangular-callout" draw:modifiers="34509.8081599568 63005.6214865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9.3cm" svg:y="3.142cm">
          <text:p text:style-name="P1">Boost</text:p>
          <text:p text:style-name="P1">regulator</text:p>
          <draw:enhanced-geometry svg:viewBox="0 0 21600 21600" draw:text-areas="800 800 20800 20800" draw:type="round-rectangular-callout" draw:modifiers="32776.4388003242 46073.7039350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24.6cm" svg:y="9.335cm">
          <text:p text:style-name="P1">LiPo</text:p>
          <text:p text:style-name="P1">Charger</text:p>
          <draw:enhanced-geometry svg:viewBox="0 0 21600 21600" draw:text-areas="800 800 20800 20800" draw:type="round-rectangular-callout" draw:modifiers="-12203.6206430694 1834.85321673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18.7cm" svg:y="1.5cm">
          <text:p text:style-name="P1">JST for</text:p>
          <text:p text:style-name="P1">Ext LiPo</text:p>
          <draw:enhanced-geometry svg:viewBox="0 0 21600 21600" draw:text-areas="800 800 20800 20800" draw:type="round-rectangular-callout" draw:modifiers="-373.520670089165 48043.4728294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24.4cm" svg:y="6.5cm">
          <text:p text:style-name="P1">Micro</text:p>
          <text:p text:style-name="P1">USB</text:p>
          <draw:enhanced-geometry svg:viewBox="0 0 21600 21600" draw:text-areas="800 800 20800 20800" draw:type="round-rectangular-callout" draw:modifiers="-15512.7803296406 9565.52154903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23.972cm" svg:y="2.1cm">
          <text:p text:style-name="P1">Charge</text:p>
          <text:p text:style-name="P1">LED</text:p>
          <draw:enhanced-geometry svg:viewBox="0 0 21600 21600" draw:text-areas="800 800 20800 20800" draw:type="round-rectangular-callout" draw:modifiers="-29350.5539043502 82892.1923797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1.207cm" svg:y="9.035cm">
          <text:p text:style-name="P1">ON</text:p>
          <text:p text:style-name="P1">LED</text:p>
          <draw:enhanced-geometry svg:viewBox="0 0 21600 21600" draw:text-areas="800 800 20800 20800" draw:type="round-rectangular-callout" draw:modifiers="34509.8081599568 63005.6214865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18.086cm" svg:y="14.926cm">
          <text:p text:style-name="P1">Reset</text:p>
          <draw:enhanced-geometry svg:viewBox="0 0 21600 21600" draw:text-areas="800 800 20800 20800" draw:type="round-rectangular-callout" draw:modifiers="-11112.2399351527 -35307.43285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6.918cm" svg:height="1.062cm" svg:x="1.1cm" svg:y="18.9cm">
          <draw:text-box>
            <text:p>Size : 80 mm x 30 mm</text:p>
          </draw:text-box>
        </draw:frame>
      </draw:page>
      <draw:page draw:name="page2" draw:style-name="dp1" draw:master-page-name="Default">
        <draw:frame draw:style-name="gr1" draw:text-style-name="P1" draw:layer="layout" svg:width="27.699cm" svg:height="15.572cm" svg:x="0.99cm" svg:y="2.72cm">
          <draw:image xlink:href="Pictures/100000000000055600000300624D6731.png" xlink:type="simple" xlink:show="embed" xlink:actuate="onLoad">
            <text:p/>
          </draw:image>
        </draw:frame>
        <draw:custom-shape draw:style-name="gr4" draw:text-style-name="P1" draw:layer="layout" svg:width="3.7cm" svg:height="1.6cm" svg:x="2.807cm" svg:y="2.535cm">
          <text:p text:style-name="P1">Batt</text:p>
          <text:p text:style-name="P1">Clip</text:p>
          <draw:enhanced-geometry svg:viewBox="0 0 21600 21600" draw:text-areas="800 800 20800 20800" draw:type="round-rectangular-callout" draw:modifiers="34509.8081599568 63005.6214865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15.4cm" svg:y="3.5cm">
          <text:p text:style-name="P1">ISP</text:p>
          <text:p text:style-name="P1">Header</text:p>
          <draw:enhanced-geometry svg:viewBox="0 0 21600 21600" draw:text-areas="800 800 20800 20800" draw:type="round-rectangular-callout" draw:modifiers="5906.29559578492 71248.9693941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3.707cm" svg:y="12.335cm">
          <text:p text:style-name="P1">Accel</text:p>
          <draw:enhanced-geometry svg:viewBox="0 0 21600 21600" draw:text-areas="800 800 20800 20800" draw:type="round-rectangular-callout" draw:modifiers="48633.5584977033 -18982.6358525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6.024cm" svg:y="15.032cm">
          <text:p text:style-name="P1">Micro</text:p>
          <draw:enhanced-geometry svg:viewBox="0 0 21600 21600" draw:text-areas="800 800 20800 20800" draw:type="round-rectangular-callout" draw:modifiers="48540.178330181 -38289.0693316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7cm" svg:height="1.6cm" svg:x="10.424cm" svg:y="16.732cm">
          <text:p text:style-name="P1">FTDI</text:p>
          <draw:enhanced-geometry svg:viewBox="0 0 21600 21600" draw:text-areas="800 800 20800 20800" draw:type="round-rectangular-callout" draw:modifiers="44571.5212104837 -24500.6870705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ata Mahidharia</meta:initial-creator>
    <meta:creation-date>2014-10-27T00:15:38.471545871</meta:creation-date>
    <dc:date>2014-10-27T00:27:08.088181522</dc:date>
    <dc:creator>Samata Mahidharia</dc:creator>
    <meta:editing-duration>PT1M37S</meta:editing-duration>
    <meta:editing-cycles>2</meta:editing-cycles>
    <meta:generator>LibreOffice/4.3.2.2$Linux_x86 LibreOffice_project/430m0$Build-2</meta:generator>
    <meta:document-statistic meta:object-count="19"/>
  </office:meta>
</office:document-meta>
</file>